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101cm" loext:contextual-spacing="false" fo:line-height="115%"/>
    </style:style>
    <style:style style:name="P2" style:family="paragraph" style:parent-style-name="Standard">
      <style:paragraph-properties fo:margin-top="0cm" fo:margin-bottom="0.199cm" loext:contextual-spacing="false" fo:line-height="115%"/>
    </style:style>
    <style:style style:name="P3" style:family="paragraph" style:parent-style-name="Standard">
      <style:paragraph-properties fo:margin-top="0.101cm" fo:margin-bottom="0.199cm" loext:contextual-spacing="false" fo:line-height="115%" fo:text-align="center" style:justify-single-word="false"/>
    </style:style>
    <style:style style:name="P4" style:family="paragraph" style:parent-style-name="Standard" style:master-page-name="Standard">
      <style:paragraph-properties fo:margin-top="0.101cm" fo:margin-bottom="0.199cm" loext:contextual-spacing="false" fo:line-height="115%" fo:text-align="center" style:justify-single-word="false" style:page-number="auto"/>
    </style:style>
    <style:style style:name="P5" style:family="paragraph" style:parent-style-name="Standard">
      <style:paragraph-properties fo:margin-top="0cm" fo:margin-bottom="0.101cm" loext:contextual-spacing="false" fo:line-height="115%"/>
    </style:style>
    <style:style style:name="P6" style:family="paragraph" style:parent-style-name="Standard">
      <style:paragraph-properties fo:margin-top="0cm" fo:margin-bottom="0.101cm" loext:contextual-spacing="false" fo:line-height="115%" fo:text-align="center" style:justify-single-word="false"/>
    </style:style>
    <style:style style:name="P7" style:family="paragraph" style:parent-style-name="Standard">
      <style:paragraph-properties fo:margin-top="0cm" fo:margin-bottom="0.199cm" loext:contextual-spacing="false" fo:line-height="115%"/>
    </style:style>
    <style:style style:name="P8" style:family="paragraph" style:parent-style-name="Standard">
      <style:paragraph-properties fo:margin-top="0cm" fo:margin-bottom="0.199cm" loext:contextual-spacing="false" fo:line-height="115%" fo:text-align="center" style:justify-single-word="false"/>
    </style:style>
    <style:style style:name="P9" style:family="paragraph" style:parent-style-name="Standard">
      <style:paragraph-properties fo:margin-top="0cm" fo:margin-bottom="0.199cm" loext:contextual-spacing="false" fo:line-height="100%" style:writing-mode="lr-tb"/>
    </style:style>
    <style:style style:name="P10" style:family="paragraph" style:parent-style-name="Standard">
      <style:paragraph-properties fo:margin-top="0cm" fo:margin-bottom="0.353cm" loext:contextual-spacing="false" fo:line-height="115%"/>
    </style:style>
    <style:style style:name="P11" style:family="paragraph" style:parent-style-name="Standard">
      <style:paragraph-properties fo:margin-top="0cm" fo:margin-bottom="0.3cm" loext:contextual-spacing="false" fo:line-height="100%" style:writing-mode="lr-tb"/>
    </style:style>
    <style:style style:name="T1" style:family="text">
      <style:text-properties style:font-name="Calibri" fo:font-size="11pt" fo:font-style="normal" fo:font-weight="normal" style:font-name-asian="Calibri1" style:font-size-asian="11pt" style:font-style-asian="normal" style:font-weight-asian="normal" style:font-name-complex="Calibri1"/>
    </style:style>
    <style:style style:name="T2" style:family="text">
      <style:text-properties style:font-name="Calibri" fo:font-size="11pt" fo:font-weight="bold" style:font-name-asian="Calibri1" style:font-size-asian="11pt" style:font-weight-asian="bold" style:font-name-complex="Calibri1"/>
    </style:style>
    <style:style style:name="T3" style:family="text">
      <style:text-properties style:font-name="Calibri" fo:font-size="11pt" fo:font-style="normal" fo:font-weight="normal" style:font-name-asian="Calibri1" style:font-size-asian="11pt" style:font-style-asian="normal" style:font-weight-asian="normal" style:font-name-complex="Calibri1"/>
    </style:style>
    <style:style style:name="T4" style:family="text">
      <style:text-properties style:font-name="Calibri" fo:font-size="11pt" fo:font-style="normal" fo:font-weight="normal" officeooo:rsid="000a316c" style:font-name-asian="Calibri1" style:font-size-asian="11pt" style:font-style-asian="normal" style:font-weight-asian="normal" style:font-name-complex="Calibri1"/>
    </style:style>
    <style:style style:name="T5" style:family="text">
      <style:text-properties style:font-name="Calibri" fo:font-size="11pt" fo:font-style="normal" fo:font-weight="normal" officeooo:rsid="000cf83c" style:font-name-asian="Calibri1" style:font-size-asian="11pt" style:font-style-asian="normal" style:font-weight-asian="normal" style:font-name-complex="Calibri1"/>
    </style:style>
    <style:style style:name="T6" style:family="text">
      <style:text-properties style:font-name="Calibri" fo:font-size="11pt" fo:font-style="normal" fo:font-weight="normal" officeooo:rsid="000d52f9" style:font-name-asian="Calibri1" style:font-size-asian="11pt" style:font-style-asian="normal" style:font-weight-asian="normal" style:font-name-complex="Calibri1"/>
    </style:style>
    <style:style style:name="T7" style:family="text">
      <style:text-properties style:font-name="Calibri" fo:font-size="11pt" fo:font-style="normal" fo:font-weight="normal" officeooo:rsid="000e7fbe" style:font-name-asian="Calibri1" style:font-size-asian="11pt" style:font-style-asian="normal" style:font-weight-asian="normal" style:font-name-complex="Calibri1"/>
    </style:style>
    <style:style style:name="T8" style:family="text">
      <style:text-properties style:font-name="Calibri" fo:font-size="11pt" fo:font-style="normal" fo:font-weight="bold" style:font-name-asian="Calibri1" style:font-size-asian="11pt" style:font-style-asian="normal" style:font-weight-asian="bold" style:font-name-complex="Calibri1"/>
    </style:style>
  </office:automatic-styles>
  <office:body>
    <office:text>
      <office:forms form:automatic-focus="false" form:apply-design-mode="false"/>
      <text:tracked-changes text:track-changes="false">
        <text:changed-region xml:id="ct2218858703888" text:id="ct2218858703888">
          <text:deletion>
            <office:change-info>
              <dc:creator>Unknown Author</dc:creator>
              <dc:date>2017-08-07T10:12:00</dc:date>
            </office:change-info>
            <text:p text:style-name="P1"><text:span text:style-name="T1"><text:s text:c="3"/></text:span></text:p>
          </text:deletion>
        </text:changed-region>
        <text:changed-region xml:id="ct2218863176000" text:id="ct2218863176000">
          <text:deletion>
            <office:change-info>
              <dc:creator>Unknown Author</dc:creator>
              <dc:date>2017-08-07T17:22:33</dc:date>
            </office:change-info>
            <text:p text:style-name="P2"><text:span text:style-name="T1">s</text:span></text:p>
          </text:deletion>
        </text:changed-region>
        <text:changed-region xml:id="ct2218858709040" text:id="ct2218858709040">
          <text:insertion>
            <office:change-info>
              <dc:creator>Unknown Author</dc:creator>
              <dc:date>2017-08-06T22:52:00</dc:date>
            </office:change-info>
          </text:insertion>
        </text:changed-region>
        <text:changed-region xml:id="ct2218863178016" text:id="ct2218863178016">
          <text:deletion>
            <office:change-info>
              <dc:creator>Unknown Author</dc:creator>
              <dc:date>2017-08-07T17:23:53</dc:date>
            </office:change-info>
            <text:p text:style-name="P2"><text:span text:style-name="T1">right off the ba</text:span></text:p>
          </text:deletion>
        </text:changed-region>
        <text:changed-region xml:id="ct2218863175552" text:id="ct2218863175552">
          <text:deletion>
            <office:change-info>
              <dc:creator>Unknown Author</dc:creator>
              <dc:date>2017-08-07T17:22:12</dc:date>
            </office:change-info>
            <text:p text:style-name="P2"><text:span text:style-name="T1">t</text:span></text:p>
          </text:deletion>
        </text:changed-region>
        <text:changed-region xml:id="ct2218858711056" text:id="ct2218858711056">
          <text:insertion>
            <office:change-info>
              <dc:creator>Unknown Author</dc:creator>
              <dc:date>2017-08-06T22:52:00</dc:date>
            </office:change-info>
          </text:insertion>
        </text:changed-region>
        <text:changed-region xml:id="ct2218863173088" text:id="ct2218863173088">
          <text:deletion>
            <office:change-info>
              <dc:creator>Unknown Author</dc:creator>
              <dc:date>2017-08-07T17:22:08</dc:date>
            </office:change-info>
            <text:p text:style-name="P2"><text:span text:style-name="T1">t</text:span></text:p>
          </text:deletion>
        </text:changed-region>
        <text:changed-region xml:id="ct2218858709264" text:id="ct2218858709264">
          <text:insertion>
            <office:change-info>
              <dc:creator>Unknown Author</dc:creator>
              <dc:date>2017-08-06T22:52:00</dc:date>
            </office:change-info>
          </text:insertion>
        </text:changed-region>
        <text:changed-region xml:id="ct2218863175776" text:id="ct2218863175776">
          <text:deletion>
            <office:change-info>
              <dc:creator>Unknown Author</dc:creator>
              <dc:date>2017-08-07T17:22:24</dc:date>
            </office:change-info>
            <text:p text:style-name="P2"><text:span text:style-name="T1">t skills</text:span></text:p>
          </text:deletion>
        </text:changed-region>
        <text:changed-region xml:id="ct2218863184064" text:id="ct2218863184064">
          <text:insertion>
            <office:change-info>
              <dc:creator>Unknown Author</dc:creator>
              <dc:date>2017-08-07T17:22:27</dc:date>
            </office:change-info>
          </text:insertion>
        </text:changed-region>
        <text:changed-region xml:id="ct2218858704784" text:id="ct2218858704784">
          <text:insertion>
            <office:change-info>
              <dc:creator>Unknown Author</dc:creator>
              <dc:date>2017-08-06T22:54:00</dc:date>
            </office:change-info>
          </text:insertion>
        </text:changed-region>
        <text:changed-region xml:id="ct2218863176448" text:id="ct2218863176448">
          <text:deletion>
            <office:change-info>
              <dc:creator>Unknown Author</dc:creator>
              <dc:date>2017-08-07T17:24:47</dc:date>
            </office:change-info>
            <text:p text:style-name="P2"><text:span text:style-name="T1">to be supported in the future.</text:span></text:p>
          </text:deletion>
        </text:changed-region>
        <text:changed-region xml:id="ct2218863178688" text:id="ct2218863178688">
          <text:insertion>
            <office:change-info>
              <dc:creator>Unknown Author</dc:creator>
              <dc:date>2017-08-07T17:24:51</dc:date>
            </office:change-info>
          </text:insertion>
        </text:changed-region>
        <text:changed-region xml:id="ct2218863176224" text:id="ct2218863176224">
          <text:insertion>
            <office:change-info>
              <dc:creator>Unknown Author</dc:creator>
              <dc:date>2017-08-07T17:25:28</dc:date>
            </office:change-info>
          </text:insertion>
        </text:changed-region>
        <text:changed-region xml:id="ct2218858711280" text:id="ct2218858711280">
          <text:insertion>
            <office:change-info>
              <dc:creator>Unknown Author</dc:creator>
              <dc:date>2017-08-06T22:54:00</dc:date>
            </office:change-info>
          </text:insertion>
        </text:changed-region>
        <text:changed-region xml:id="ct2218858710832" text:id="ct2218858710832">
          <text:insertion>
            <office:change-info>
              <dc:creator>Unknown Author</dc:creator>
              <dc:date>2017-08-06T22:55:00</dc:date>
            </office:change-info>
          </text:insertion>
        </text:changed-region>
        <text:changed-region xml:id="ct2218858705008" text:id="ct2218858705008">
          <text:insertion>
            <office:change-info>
              <dc:creator>Unknown Author</dc:creator>
              <dc:date>2017-08-06T22:56:00</dc:date>
            </office:change-info>
          </text:insertion>
        </text:changed-region>
        <text:changed-region xml:id="ct2218863175104" text:id="ct2218863175104">
          <text:deletion>
            <office:change-info>
              <dc:creator>Unknown Author</dc:creator>
              <dc:date>2017-08-07T17:25:30</dc:date>
            </office:change-info>
            <text:p text:style-name="P2"><text:span text:style-name="T1"><text:s/></text:span></text:p>
          </text:deletion>
        </text:changed-region>
        <text:changed-region xml:id="ct2218863176672" text:id="ct2218863176672">
          <text:insertion>
            <office:change-info>
              <dc:creator>Unknown Author</dc:creator>
              <dc:date>2017-08-07T17:25:30</dc:date>
            </office:change-info>
          </text:insertion>
        </text:changed-region>
        <text:changed-region xml:id="ct2218858706128" text:id="ct2218858706128">
          <text:insertion>
            <office:change-info>
              <dc:creator>Unknown Author</dc:creator>
              <dc:date>2017-08-06T22:57:00</dc:date>
            </office:change-info>
          </text:insertion>
        </text:changed-region>
        <text:changed-region xml:id="ct2218863172640" text:id="ct2218863172640">
          <text:deletion>
            <office:change-info>
              <dc:creator>Unknown Author</dc:creator>
              <dc:date>2017-08-07T17:25:43</dc:date>
            </office:change-info>
            <text:p text:style-name="P2"><text:span text:style-name="T1">training</text:span></text:p>
          </text:deletion>
        </text:changed-region>
        <text:changed-region xml:id="ct2218858707696" text:id="ct2218858707696">
          <text:insertion>
            <office:change-info>
              <dc:creator>Unknown Author</dc:creator>
              <dc:date>2017-08-06T22:55:00</dc:date>
            </office:change-info>
          </text:insertion>
        </text:changed-region>
        <text:changed-region xml:id="ct2218863185632" text:id="ct2218863185632">
          <text:deletion>
            <office:change-info>
              <dc:creator>Unknown Author</dc:creator>
              <dc:date>2017-08-07T17:26:11</dc:date>
            </office:change-info>
            <text:p text:style-name="P2"><text:span text:style-name="T1">, also he </text:span></text:p>
          </text:deletion>
        </text:changed-region>
        <text:changed-region xml:id="ct2218863177120" text:id="ct2218863177120">
          <text:insertion>
            <office:change-info>
              <dc:creator>Unknown Author</dc:creator>
              <dc:date>2017-08-07T17:26:14</dc:date>
            </office:change-info>
          </text:insertion>
        </text:changed-region>
        <text:changed-region xml:id="ct2218858707248" text:id="ct2218858707248">
          <text:insertion>
            <office:change-info>
              <dc:creator>Unknown Author</dc:creator>
              <dc:date>2017-08-06T22:55:00</dc:date>
            </office:change-info>
          </text:insertion>
        </text:changed-region>
        <text:changed-region xml:id="ct2218860128016" text:id="ct2218860128016">
          <text:insertion>
            <office:change-info>
              <dc:creator>Unknown Author</dc:creator>
              <dc:date>2017-08-06T22:56:00</dc:date>
            </office:change-info>
          </text:insertion>
        </text:changed-region>
        <text:changed-region xml:id="ct2218860123760" text:id="ct2218860123760">
          <text:insertion>
            <office:change-info>
              <dc:creator>Unknown Author</dc:creator>
              <dc:date>2017-08-06T22:58:00</dc:date>
            </office:change-info>
          </text:insertion>
        </text:changed-region>
        <text:changed-region xml:id="ct2218863177568" text:id="ct2218863177568">
          <text:deletion>
            <office:change-info>
              <dc:creator>Unknown Author</dc:creator>
              <dc:date>2017-08-07T17:25:58</dc:date>
            </office:change-info>
            <text:p text:style-name="P2"><text:span text:style-name="T1">s</text:span></text:p>
          </text:deletion>
        </text:changed-region>
        <text:changed-region xml:id="ct2218860129360" text:id="ct2218860129360">
          <text:insertion>
            <office:change-info>
              <dc:creator>Unknown Author</dc:creator>
              <dc:date>2017-08-06T22:58:00</dc:date>
            </office:change-info>
          </text:insertion>
        </text:changed-region>
        <text:changed-region xml:id="ct2218860122192" text:id="ct2218860122192">
          <text:insertion>
            <office:change-info>
              <dc:creator>Unknown Author</dc:creator>
              <dc:date>2017-08-07T10:04:00</dc:date>
            </office:change-info>
          </text:insertion>
        </text:changed-region>
        <text:changed-region xml:id="ct2218860129584" text:id="ct2218860129584">
          <text:insertion>
            <office:change-info>
              <dc:creator>Unknown Author</dc:creator>
              <dc:date>2017-08-07T10:05:00</dc:date>
            </office:change-info>
          </text:insertion>
        </text:changed-region>
        <text:changed-region xml:id="ct2218863182048" text:id="ct2218863182048">
          <text:insertion>
            <office:change-info>
              <dc:creator>Unknown Author</dc:creator>
              <dc:date>2017-08-07T10:05:00</dc:date>
            </office:change-info>
          </text:insertion>
        </text:changed-region>
        <text:changed-region xml:id="ct2218863177344" text:id="ct2218863177344">
          <text:insertion>
            <office:change-info>
              <dc:creator>Unknown Author</dc:creator>
              <dc:date>2017-08-07T10:05:00</dc:date>
            </office:change-info>
          </text:insertion>
        </text:changed-region>
        <text:changed-region xml:id="ct2218863179808" text:id="ct2218863179808">
          <text:insertion>
            <office:change-info>
              <dc:creator>Unknown Author</dc:creator>
              <dc:date>2017-08-07T10:05:00</dc:date>
            </office:change-info>
          </text:insertion>
        </text:changed-region>
        <text:changed-region xml:id="ct2218860126224" text:id="ct2218860126224">
          <text:insertion>
            <office:change-info>
              <dc:creator>Unknown Author</dc:creator>
              <dc:date>2017-08-07T10:06:00</dc:date>
            </office:change-info>
          </text:insertion>
        </text:changed-region>
        <text:changed-region xml:id="ct2218959664720" text:id="ct2218959664720">
          <text:insertion>
            <office:change-info>
              <dc:creator>Unknown Author</dc:creator>
              <dc:date>2017-08-07T10:06:00</dc:date>
            </office:change-info>
          </text:insertion>
        </text:changed-region>
        <text:changed-region xml:id="ct2218860121744" text:id="ct2218860121744">
          <text:insertion>
            <office:change-info>
              <dc:creator>Unknown Author</dc:creator>
              <dc:date>2017-08-07T10:10:00</dc:date>
            </office:change-info>
          </text:insertion>
        </text:changed-region>
        <text:changed-region xml:id="ct2218860122864" text:id="ct2218860122864">
          <text:insertion>
            <office:change-info>
              <dc:creator>Unknown Author</dc:creator>
              <dc:date>2017-08-07T10:12:00</dc:date>
            </office:change-info>
          </text:insertion>
        </text:changed-region>
        <text:changed-region xml:id="ct2218860125552" text:id="ct2218860125552">
          <text:insertion>
            <office:change-info>
              <dc:creator>Unknown Author</dc:creator>
              <dc:date>2017-08-06T22:33:00</dc:date>
            </office:change-info>
          </text:insertion>
        </text:changed-region>
        <text:changed-region xml:id="ct2218860124880" text:id="ct2218860124880">
          <text:insertion>
            <office:change-info>
              <dc:creator>Unknown Author</dc:creator>
              <dc:date>2017-08-06T22: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Can you tell us why you'd be a good fit for Catalyst IT?</text:span></text:p>
      <text:p text:style-name="P9"><text:span text:style-name="T1">I have a passion for free and open source software as it allows me to customise source code to add feature that I would not be able to use otherwise. All my personal projects I share online through a GitHub </text:span><text:span text:style-name="T5">repository</text:span><text:span text:style-name="T1"> and often I will consult others to help with my coding projects. I enjoy team projects as it allow larger problems to be solved using less resources.</text:span></text:p>
      <text:p text:style-name="P3"><text:span text:style-name="T8">Pretend I'm in secondary school and explain to me what free and open source software is?</text:span></text:p>
      <text:p text:style-name="P11"><text:span text:style-name="T1">The major point of open source is that it is open for you to look at the source code, create your own copy and edit as you want. This will change the way the program runs or looks.</text:span></text:p>
      <text:p text:style-name="P11"><text:span text:style-name="T1">Free software you don’t have to pay for the rights to own and run the program.</text:span><text:change text:change-id="ct2218858703888"/></text:p>
      <text:p text:style-name="P11"><text:span text:style-name="T1">Examples of Free and Open Source software is software like Mozilla Firefox, Linux and Visual Studio Code. Having open source software can lead to multiple different versions of base code that has been expanded upon. A good example is Kubuntu, which is a different version of Ubuntu that has been modified by multiple different users.</text:span></text:p>
      <text:p text:style-name="P6"><text:span text:style-name="T8">If you were starting up a new tech company with three other people, who would they be and why?</text:span></text:p>
      <text:p text:style-name="P9"><text:span text:style-name="T1">If I was to start a new tech company I would look for people with good people skills and development skills sin</text:span><text:change text:change-id="ct2218863176000"/><text:change-start text:change-id="ct2218858709040"/><text:span text:style-name="T1">ce</text:span><text:change-end text:change-id="ct2218858709040"/><text:span text:style-name="T1"> these will be the two things the company would be doing </text:span><text:change text:change-id="ct2218863178016"/><text:change text:change-id="ct2218863175552"/><text:change-start text:change-id="ct2218858711056"/><text:span text:style-name="T1">initially</text:span><text:change-end text:change-id="ct2218858711056"/><text:span text:style-name="T1">. </text:span><text:change text:change-id="ct2218863173088"/><text:change-start text:change-id="ct2218858709264"/><text:span text:style-name="T1">T</text:span><text:change-end text:change-id="ct2218858709264"/><text:span text:style-name="T1">hen I would be looking at </text:span><text:span text:style-name="T6">people</text:span><text:span text:style-name="T1"> with team and project management skills as any task we take upon would involve some level of team work and project development. Next there would have to be suppor</text:span><text:change text:change-id="ct2218863175776"/><text:change-start text:change-id="ct2218863184064"/><text:span text:style-name="T4">t </text:span><text:change-end text:change-id="ct2218863184064"/><text:change-start text:change-id="ct2218858704784"/><text:span text:style-name="T1">role</text:span><text:change-end text:change-id="ct2218858704784"/><text:span text:style-name="T1"> as they are use full as anything you develop will have </text:span><text:change text:change-id="ct2218863176448"/><text:change-start text:change-id="ct2218863178688"/><text:span text:style-name="T4">t</text:span><text:change-end text:change-id="ct2218863178688"/><text:change-start text:change-id="ct2218863176224"/><text:span text:style-name="T4">o</text:span><text:change-end text:change-id="ct2218863176224"/><text:change-start text:change-id="ct2218858711280"/><text:span text:style-name="T1"> maintain any projects and customers after the projec</text:span><text:change-end text:change-id="ct2218858711280"/><text:change-start text:change-id="ct2218858710832"/><text:span text:style-name="T1">t </text:span><text:change-end text:change-id="ct2218858710832"/><text:change-start text:change-id="ct2218858705008"/><text:span text:style-name="T1">concludes</text:span><text:change-end text:change-id="ct2218858705008"/><text:change text:change-id="ct2218863175104"/><text:change-start text:change-id="ct2218863176672"/><text:span text:style-name="T1">.</text:span><text:change-end text:change-id="ct2218863176672"/></text:p>
      <text:p text:style-name="P9"><text:span text:style-name="T1">So my first choose would be Andrew</text:span><text:change-start text:change-id="ct2218858706128"/><text:span text:style-name="T1">, as</text:span><text:change-end text:change-id="ct2218858706128"/><text:span text:style-name="T1"> he has good business, project management skills and has sound economics </text:span><text:change text:change-id="ct2218863172640"/><text:change-start text:change-id="ct2218858707696"/><text:span text:style-name="T1">knowl</text:span><text:change-end text:change-id="ct2218858707696"/><text:change text:change-id="ct2218863185632"/><text:change-start text:change-id="ct2218863177120"/><text:span text:style-name="T4">edge</text:span><text:span text:style-name="T1">.</text:span><text:change-end text:change-id="ct2218863177120"/><text:change-start text:change-id="ct2218858707248"/><text:span text:style-name="T1"> He also </text:span><text:change-end text:change-id="ct2218858707248"/><text:span text:style-name="T1">is a skilled developer who works on making </text:span><text:change-start text:change-id="ct2218860128016"/><text:span text:style-name="T1">Enterprise resource management</text:span><text:change-end text:change-id="ct2218860128016"/><text:span text:style-name="T1"> systems. My next choose would be Elizabeth, she has good software and network engineering skills. </text:span><text:span text:style-name="T4">She</text:span><text:span text:style-name="T1"> also has very good people skills and </text:span><text:span text:style-name="T4">is</text:span><text:span text:style-name="T1"> good </text:span><text:span text:style-name="T4">at</text:span><text:span text:style-name="T1"> team management. She is currently working as a team manager for Microsoft. Last would have to be Samantha</text:span><text:change-start text:change-id="ct2218860123760"/><text:span text:style-name="T1">.</text:span><text:change-end text:change-id="ct2218860123760"/><text:span text:style-name="T1"> </text:span><text:change text:change-id="ct2218863177568"/><text:change-start text:change-id="ct2218860129360"/><text:span text:style-name="T1">S</text:span><text:change-end text:change-id="ct2218860129360"/><text:span text:style-name="T1">he is a good developer, tester and has good support skills. She currently works at Weta Digital in RND but before she worked in the software support team. <text:s/></text:span></text:p>
      <text:p text:style-name="P9"><text:span text:style-name="T1">These three people will give any new tech company a sound bases to start, as they cover most areas of the tech industry and each would be able to easily back up each of the others. </text:span><text:span text:style-name="T4">A</text:span><text:span text:style-name="T1">lso as </text:span><text:span text:style-name="T4">t</text:span><text:change-start text:change-id="ct2218860122192"/><text:span text:style-name="T1">hese three people each have there strength which would cover </text:span><text:change-end text:change-id="ct2218860122192"/><text:change-start text:change-id="ct2218860129584"/><text:span text:style-name="T1">each of the areas I talked about</text:span><text:change-end text:change-id="ct2218860129584"/><text:span text:style-name="T1">.</text:span><text:change-start text:change-id="ct2218863182048"/><text:span text:style-name="T1"> Andrew has good customer skills </text:span><text:change-end text:change-id="ct2218863182048"/><text:span text:style-name="T4">and is use to </text:span><text:change-start text:change-id="ct2218863177344"/><text:span text:style-name="T1">finding out what the customer desires and</text:span><text:change-end text:change-id="ct2218863177344"/><text:span text:style-name="T1"> </text:span><text:span text:style-name="T4">using that to create goals.</text:span><text:change-start text:change-id="ct2218863179808"/><text:span text:style-name="T1"> Elizabeth is good at leading the team to achieve the goals th</text:span><text:change-end text:change-id="ct2218863179808"/><text:change-start text:change-id="ct2218860126224"/><text:span text:style-name="T1">at are asked of her</text:span><text:change-end text:change-id="ct2218860126224"/><text:span text:style-name="T1"> </text:span><text:span text:style-name="T7">and creating major and minor goals to help focus the team on achieving the tasks,</text:span><text:change-start text:change-id="ct2218959664720"/><text:span text:style-name="T1"> were Samantha is good at covering any support situation that my arise.</text:span><text:change-end text:change-id="ct2218959664720"/><text:change-start text:change-id="ct2218860121744"/><text:span text:style-name="T1"> Along with all three have good development skills and as I have worked along side each of them at University and wat</text:span><text:change-end text:change-id="ct2218860121744"/><text:change-start text:change-id="ct2218860122864"/><text:span text:style-name="T1">ched them work in other teams as well I know they would work well together as they all are very goal focus</text:span><text:change-end text:change-id="ct2218860122864"/><text:span text:style-name="T1"> </text:span><text:span text:style-name="T7">and have good communications skills.</text:span></text:p>
      <text:p text:style-name="P8"><text:span text:style-name="T8">What are your salary expectations for this role?</text:span></text:p>
      <text:p text:style-name="P10"><text:span text:style-name="T1">I expect the </text:span><text:change-start text:change-id="ct2218860125552"/><text:span text:style-name="T1">e</text:span><text:change-end text:change-id="ct2218860125552"/><text:span text:style-name="T1">ntry </text:span><text:change-start text:change-id="ct2218860124880"/><text:span text:style-name="T1">sa</text:span><text:change-end text:change-id="ct2218860124880"/><text:span text:style-name="T1">lary to between $30,000 and $40,00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n" fo:country="NZ" style:letter-kerning="true" style:font-name-asian="Liberation Serif1" style:font-family-asian="'Liberation Serif'" style:font-family-generic-asian="system" style:font-pitch-asian="variable" style:font-size-asian="12pt" style:language-asian="en" style:country-asian="NZ"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style:letter-kerning="true" style:font-name-asian="Liberation Serif1" style:font-family-asian="'Liberation Serif'" style:font-family-generic-asian="system" style:font-pitch-asian="variable" style:font-size-asian="14pt" style:language-asian="en" style:country-asian="NZ"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en" style:country-asian="NZ"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en" style:country-asian="NZ"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font-style="italic" style:letter-kerning="true" style:font-name-asian="Liberation Serif1" style:font-family-asian="'Liberation Serif'" style:font-family-generic-asian="system" style:font-pitch-asian="variable" style:font-size-asian="12pt" style:language-asian="en" style:country-asian="NZ"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en" style:country-asian="NZ" fo:hyphenate="false" fo:hyphenation-remain-char-count="2" fo:hyphenation-push-char-count="2"/>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07T17:55:54.716000000</dc:date>
    <meta:editing-duration>PT15M9S</meta:editing-duration>
    <meta:editing-cycles>3</meta:editing-cycles>
    <meta:generator>LibreOffice/5.4.0.3$Windows_X86_64 LibreOffice_project/7556cbc6811c9d992f4064ab9287069087d7f62c</meta:generator>
    <meta:document-statistic meta:table-count="0" meta:image-count="0" meta:object-count="0" meta:page-count="1" meta:paragraph-count="12" meta:word-count="607" meta:character-count="3319" meta:non-whitespace-character-count="2721"/>
  </office:meta>
</office:document-meta>
</file>